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3.13941574" calcext:value-type="float">
            <text:p>33,13941574</text:p>
          </table:table-cell>
          <table:table-cell office:value-type="float" office:value="3.670572565E-026" calcext:value-type="float">
            <text:p>3,67E-026</text:p>
          </table:table-cell>
          <table:table-cell office:value-type="float" office:value="3.625552416" calcext:value-type="float">
            <text:p>3,625552416</text:p>
          </table:table-cell>
          <table:table-cell table:style-name="ce2" table:formula="of:=([.E3]-[.E2])/[.E2]" office:value-type="float" office:value="0.0107113678399009" calcext:value-type="float">
            <text:p>0,010711367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830" calcext:value-type="float">
            <text:p>34830</text:p>
          </table:table-cell>
          <table:table-cell office:value-type="float" office:value="39.41801071" calcext:value-type="float">
            <text:p>39,41801071</text:p>
          </table:table-cell>
          <table:table-cell office:value-type="float" office:value="5.692422816E-022" calcext:value-type="float">
            <text:p>5,69E-022</text:p>
          </table:table-cell>
          <table:table-cell office:value-type="float" office:value="2.615003109" calcext:value-type="float">
            <text:p>2,61500310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830" calcext:value-type="float">
            <text:p>34830</text:p>
          </table:table-cell>
          <table:table-cell office:value-type="float" office:value="54.0701561" calcext:value-type="float">
            <text:p>54,0701561</text:p>
          </table:table-cell>
          <table:table-cell office:value-type="float" office:value="4.366538728E-022" calcext:value-type="float">
            <text:p>4,37E-022</text:p>
          </table:table-cell>
          <table:table-cell office:value-type="float" office:value="2.624452829" calcext:value-type="float">
            <text:p>2,624452829</text:p>
          </table:table-cell>
          <table:table-cell table:formula="of:=([.E5]-[.E4])/[.E4]" office:value-type="float" office:value="0.0036136553595203" calcext:value-type="float">
            <text:p>0,003613655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748" calcext:value-type="float">
            <text:p>35748</text:p>
          </table:table-cell>
          <table:table-cell office:value-type="float" office:value="51.59119034" calcext:value-type="float">
            <text:p>51,59119034</text:p>
          </table:table-cell>
          <table:table-cell office:value-type="float" office:value="3.826256014E-019" calcext:value-type="float">
            <text:p>3,83E-019</text:p>
          </table:table-cell>
          <table:table-cell office:value-type="float" office:value="2.144140244" calcext:value-type="float">
            <text:p>2,14414024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748" calcext:value-type="float">
            <text:p>35748</text:p>
          </table:table-cell>
          <table:table-cell office:value-type="float" office:value="54.21206665" calcext:value-type="float">
            <text:p>54,21206665</text:p>
          </table:table-cell>
          <table:table-cell office:value-type="float" office:value="3.377111417E-019" calcext:value-type="float">
            <text:p>3,38E-019</text:p>
          </table:table-cell>
          <table:table-cell office:value-type="float" office:value="2.150876284" calcext:value-type="float">
            <text:p>2,150876284</text:p>
          </table:table-cell>
          <table:table-cell table:style-name="ce3" table:formula="of:=([.E7]-[.E6])/[.E6]" office:value-type="float" office:value="0.00314160420189393" calcext:value-type="float">
            <text:p>0,00314160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230" calcext:value-type="float">
            <text:p>36230</text:p>
          </table:table-cell>
          <table:table-cell office:value-type="float" office:value="54.29018402" calcext:value-type="float">
            <text:p>54,29018402</text:p>
          </table:table-cell>
          <table:table-cell office:value-type="float" office:value="2.806532233E-016" calcext:value-type="float">
            <text:p>2,81E-016</text:p>
          </table:table-cell>
          <table:table-cell office:value-type="float" office:value="1.84926796" calcext:value-type="float">
            <text:p>1,8492679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230" calcext:value-type="float">
            <text:p>36230</text:p>
          </table:table-cell>
          <table:table-cell office:value-type="float" office:value="52.74619293" calcext:value-type="float">
            <text:p>52,74619293</text:p>
          </table:table-cell>
          <table:table-cell office:value-type="float" office:value="7.829075073E-018" calcext:value-type="float">
            <text:p>7,83E-018</text:p>
          </table:table-cell>
          <table:table-cell office:value-type="float" office:value="1.85216105" calcext:value-type="float">
            <text:p>1,85216105</text:p>
          </table:table-cell>
          <table:table-cell table:style-name="ce3" table:formula="of:=([.E9]-[.E8])/[.E8]" office:value-type="float" office:value="0.00156445148165532" calcext:value-type="float">
            <text:p>0,00156445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617" calcext:value-type="float">
            <text:p>36617</text:p>
          </table:table-cell>
          <table:table-cell office:value-type="float" office:value="52.43536758" calcext:value-type="float">
            <text:p>52,43536758</text:p>
          </table:table-cell>
          <table:table-cell office:value-type="float" office:value="1.645646527E-015" calcext:value-type="float">
            <text:p>1,65E-015</text:p>
          </table:table-cell>
          <table:table-cell office:value-type="float" office:value="1.63682735" calcext:value-type="float">
            <text:p>1,6368273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617" calcext:value-type="float">
            <text:p>36617</text:p>
          </table:table-cell>
          <table:table-cell office:value-type="float" office:value="53.20398712" calcext:value-type="float">
            <text:p>53,20398712</text:p>
          </table:table-cell>
          <table:table-cell office:value-type="float" office:value="1.1123864E-016" calcext:value-type="float">
            <text:p>1,11E-016</text:p>
          </table:table-cell>
          <table:table-cell office:value-type="float" office:value="1.639250517" calcext:value-type="float">
            <text:p>1,639250517</text:p>
          </table:table-cell>
          <table:table-cell table:style-name="ce3" table:formula="of:=([.E11]-[.E10])/[.E10]" office:value-type="float" office:value="0.00148040475985455" calcext:value-type="float">
            <text:p>0,00148040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66" calcext:value-type="float">
            <text:p>36866</text:p>
          </table:table-cell>
          <table:table-cell office:value-type="float" office:value="53.2287178" calcext:value-type="float">
            <text:p>53,2287178</text:p>
          </table:table-cell>
          <table:table-cell office:value-type="float" office:value="0.00000000000003839852427" calcext:value-type="float">
            <text:p>3,84E-014</text:p>
          </table:table-cell>
          <table:table-cell office:value-type="float" office:value="1.477570295" calcext:value-type="float">
            <text:p>1,47757029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66" calcext:value-type="float">
            <text:p>36866</text:p>
          </table:table-cell>
          <table:table-cell office:value-type="float" office:value="53.97956085" calcext:value-type="float">
            <text:p>53,97956085</text:p>
          </table:table-cell>
          <table:table-cell office:value-type="float" office:value="0.00000000000008228174273" calcext:value-type="float">
            <text:p>8,23E-014</text:p>
          </table:table-cell>
          <table:table-cell office:value-type="float" office:value="1.478954911" calcext:value-type="float">
            <text:p>1,478954911</text:p>
          </table:table-cell>
          <table:table-cell table:formula="of:=([.E13]-[.E12])/[.E12]" office:value-type="float" office:value="0.000937089764653092" calcext:value-type="float">
            <text:p>0,00093708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200" calcext:value-type="float">
            <text:p>37200</text:p>
          </table:table-cell>
          <table:table-cell office:value-type="float" office:value="66.37558746" calcext:value-type="float">
            <text:p>66,37558746</text:p>
          </table:table-cell>
          <table:table-cell office:value-type="float" office:value="0.0000000000007915508526" calcext:value-type="float">
            <text:p>7,92E-013</text:p>
          </table:table-cell>
          <table:table-cell office:value-type="float" office:value="1.348251939" calcext:value-type="float">
            <text:p>1,34825193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200" calcext:value-type="float">
            <text:p>37200</text:p>
          </table:table-cell>
          <table:table-cell office:value-type="float" office:value="69.82460785" calcext:value-type="float">
            <text:p>69,82460785</text:p>
          </table:table-cell>
          <table:table-cell office:value-type="float" office:value="0.0000000000002560112224" calcext:value-type="float">
            <text:p>2,56E-013</text:p>
          </table:table-cell>
          <table:table-cell office:value-type="float" office:value="1.350064039" calcext:value-type="float">
            <text:p>1,350064039</text:p>
          </table:table-cell>
          <table:table-cell table:formula="of:=([.E15]-[.E14])/[.E14]" office:value-type="float" office:value="0.00134403663557422" calcext:value-type="float">
            <text:p>0,001344036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468" calcext:value-type="float">
            <text:p>37468</text:p>
          </table:table-cell>
          <table:table-cell office:value-type="float" office:value="93.15142822" calcext:value-type="float">
            <text:p>93,15142822</text:p>
          </table:table-cell>
          <table:table-cell office:value-type="float" office:value="0.000000000005454003135" calcext:value-type="float">
            <text:p>5,45E-012</text:p>
          </table:table-cell>
          <table:table-cell office:value-type="float" office:value="1.242359042" calcext:value-type="float">
            <text:p>1,24235904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468" calcext:value-type="float">
            <text:p>37468</text:p>
          </table:table-cell>
          <table:table-cell office:value-type="float" office:value="105.77948" calcext:value-type="float">
            <text:p>105,77948</text:p>
          </table:table-cell>
          <table:table-cell office:value-type="float" office:value="0.000000000006947027155" calcext:value-type="float">
            <text:p>6,95E-012</text:p>
          </table:table-cell>
          <table:table-cell office:value-type="float" office:value="1.244140267" calcext:value-type="float">
            <text:p>1,244140267</text:p>
          </table:table-cell>
          <table:table-cell table:formula="of:=([.E17]-[.E16])/[.E16]" office:value-type="float" office:value="0.00143374414302385" calcext:value-type="float">
            <text:p>0,001433744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706" calcext:value-type="float">
            <text:p>37706</text:p>
          </table:table-cell>
          <table:table-cell office:value-type="float" office:value="105.472084" calcext:value-type="float">
            <text:p>105,472084</text:p>
          </table:table-cell>
          <table:table-cell office:value-type="float" office:value="0.0000000001100421004" calcext:value-type="float">
            <text:p>1,10E-010</text:p>
          </table:table-cell>
          <table:table-cell office:value-type="float" office:value="1.156165123" calcext:value-type="float">
            <text:p>1,15616512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706" calcext:value-type="float">
            <text:p>37706</text:p>
          </table:table-cell>
          <table:table-cell office:value-type="float" office:value="101.9575043" calcext:value-type="float">
            <text:p>101,9575043</text:p>
          </table:table-cell>
          <table:table-cell office:value-type="float" office:value="0.0000000000003065575951" calcext:value-type="float">
            <text:p>3,07E-013</text:p>
          </table:table-cell>
          <table:table-cell office:value-type="float" office:value="1.157216787" calcext:value-type="float">
            <text:p>1,157216787</text:p>
          </table:table-cell>
          <table:table-cell table:style-name="ce3" table:formula="of:=([.E19]-[.E18])/[.E18]" office:value-type="float" office:value="0.000909614015402199" calcext:value-type="float">
            <text:p>0,0009096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922" calcext:value-type="float">
            <text:p>37922</text:p>
          </table:table-cell>
          <table:table-cell office:value-type="float" office:value="194.8645935" calcext:value-type="float">
            <text:p>194,8645935</text:p>
          </table:table-cell>
          <table:table-cell office:value-type="float" office:value="0.0000000003352763345" calcext:value-type="float">
            <text:p>3,35E-010</text:p>
          </table:table-cell>
          <table:table-cell office:value-type="float" office:value="1.083090425" calcext:value-type="float">
            <text:p>1,08309042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922" calcext:value-type="float">
            <text:p>37922</text:p>
          </table:table-cell>
          <table:table-cell office:value-type="float" office:value="215.2812042" calcext:value-type="float">
            <text:p>215,2812042</text:p>
          </table:table-cell>
          <table:table-cell office:value-type="float" office:value="0.0000000001053088727" calcext:value-type="float">
            <text:p>1,05E-010</text:p>
          </table:table-cell>
          <table:table-cell office:value-type="float" office:value="1.085063338" calcext:value-type="float">
            <text:p>1,085063338</text:p>
          </table:table-cell>
          <table:table-cell table:style-name="ce3" table:formula="of:=([.E21]-[.E20])/[.E20]" office:value-type="float" office:value="0.00182155889707928" calcext:value-type="float">
            <text:p>0,001821558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8077" calcext:value-type="float">
            <text:p>38077</text:p>
          </table:table-cell>
          <table:table-cell office:value-type="float" office:value="215.226593" calcext:value-type="float">
            <text:p>215,226593</text:p>
          </table:table-cell>
          <table:table-cell office:value-type="float" office:value="0.000000002987260217" calcext:value-type="float">
            <text:p>2,99E-009</text:p>
          </table:table-cell>
          <table:table-cell office:value-type="float" office:value="1.017221332" calcext:value-type="float">
            <text:p>1,01722133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69575270985577" calcext:value-type="float">
            <text:p>0,0026957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08:59:58.273081835</dc:date>
    <meta:document-statistic meta:table-count="1" meta:cell-count="121" meta:object-count="0"/>
    <meta:generator>LibreOffice/4.1.5.3$Linux_X86_64 LibreOffice_project/410m0$Build-3</meta:generator>
  </office:meta>
</office:document-meta>
</file>